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a3b8" officeooo:paragraph-rsid="001fa3b8"/>
    </style:style>
    <style:style style:name="P2" style:family="paragraph" style:parent-style-name="Standard">
      <style:text-properties officeooo:rsid="001fa3b8" officeooo:paragraph-rsid="002222aa"/>
    </style:style>
    <style:style style:name="P3" style:family="paragraph" style:parent-style-name="Standard">
      <style:text-properties officeooo:rsid="001fa3b8" officeooo:paragraph-rsid="0023be7b"/>
    </style:style>
    <style:style style:name="P4" style:family="paragraph" style:parent-style-name="Standard">
      <style:text-properties officeooo:rsid="002222aa" officeooo:paragraph-rsid="002222aa"/>
    </style:style>
    <style:style style:name="P5" style:family="paragraph" style:parent-style-name="Standard">
      <style:text-properties officeooo:rsid="00232d4a" officeooo:paragraph-rsid="00232d4a"/>
    </style:style>
    <style:style style:name="P6" style:family="paragraph" style:parent-style-name="Standard">
      <style:text-properties officeooo:rsid="001fa3b8" officeooo:paragraph-rsid="001fa3b8"/>
    </style:style>
    <style:style style:name="P7" style:family="paragraph" style:parent-style-name="Standard">
      <style:text-properties officeooo:rsid="00267621" officeooo:paragraph-rsid="00267621"/>
    </style:style>
    <style:style style:name="T1" style:family="text">
      <style:text-properties officeooo:rsid="0024ff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8"/>Les technologies d'authentification :</text:h>
      <text:p text:style-name="P1"/>
      <text:p text:style-name="P1"><text:s text:c="8"/>n HTML forms-based authentication &lt;-- la plus courante (formulaire login pass)</text:p>
      <text:p text:style-name="P1"><text:s text:c="8"/>n Multifactor mechanisms, such as those combining passwords and physical</text:p>
      <text:p text:style-name="P1"><text:s text:c="8"/>tokens</text:p>
      <text:p text:style-name="P1"><text:s text:c="8"/>n Client SSL certifi cates and/or smartcards</text:p>
      <text:p text:style-name="P1"><text:s text:c="8"/>n HTTP basic and digest authentication</text:p>
      <text:p text:style-name="P1"><text:s text:c="8"/>n Windows-integrated authentication using NTLM or Kerberos</text:p>
      <text:p text:style-name="P1"><text:s text:c="8"/>n Authentication services</text:p>
      <text:p text:style-name="P1"/>
      <text:h text:style-name="Heading_20_1" text:outline-level="1"><text:s text:c="8"/>* defaut de design dans les mécanismes d'authentifications</text:h>
      <text:p text:style-name="P1"/>
      <text:p text:style-name="P1"><text:s text:c="8"/>- Bad Passwords:</text:p>
      <text:p text:style-name="P1"/>
      <text:p text:style-name="P1"><text:s text:c="8"/>n Very short or blank</text:p>
      <text:p text:style-name="P1"><text:s text:c="8"/>n Common dictionary words or names</text:p>
      <text:p text:style-name="P1"><text:s text:c="8"/>n The same as the username</text:p>
      <text:p text:style-name="P1"><text:s text:c="8"/>n Still set to a default value</text:p>
      <text:p text:style-name="P1"/>
      <text:p text:style-name="P1"><text:s text:c="8"/>- Brute force (avec dictionnaire possible)</text:p>
      <text:p text:style-name="P1"/>
      <text:p text:style-name="P1"><text:s text:c="8"/>- Message d'erreur qui donne des informations : "incorrect user" par exemple, on peut essayer plusierus username commun.</text:p>
      <text:p text:style-name="P1"><text:s text:c="8"/>certaines applications permettent de deviner le username si elle le génére en incrémentant une valeur par exemple <text:s/>: user1256, user1257, user1258 ...</text:p>
      <text:p text:style-name="P1"/>
      <text:p text:style-name="P1"><text:s text:c="8"/>- Vulnerable Transmission of Credentials (on utilise pas HTTPS)</text:p>
      <text:p text:style-name="P1"><text:s text:c="8"/>Le mot de passe peut etre écouté sur :</text:p>
      <text:p text:style-name="P1"/>
      <text:p text:style-name="P1"><text:s text:c="8"/>. On the user’s local network</text:p>
      <text:p text:style-name="P1"><text:s text:c="8"/>. Within the user’s IT department</text:p>
      <text:p text:style-name="P1"><text:s text:c="8"/>. Within the user’s ISP</text:p>
      <text:p text:style-name="P1"><text:s text:c="8"/>. On the Internet backbone</text:p>
      <text:p text:style-name="P1"><text:s text:c="8"/>. Within the ISP hosting the application</text:p>
      <text:p text:style-name="P1"><text:s text:c="8"/>. Within the IT department managing the application</text:p>
      <text:p text:style-name="P1"/>
      <text:p text:style-name="P1"><text:s text:c="8"/>- Fonction d'oubli du mot de passe</text:p>
      <text:p text:style-name="P1"/>
      <text:p text:style-name="P1"><text:s text:c="8"/>Font souvent appel à des questionx au réponses publiquement disponible : date naissance, nom jeune fille mère, artiste préféré, ...</text:p>
      <text:p text:style-name="P1"/>
      <text:p text:style-name="P1"><text:s text:c="8"/>- fonction remember me :</text:p>
      <text:p text:style-name="P1"><text:s text:c="8"/>Exemple : Si l'application implémente ça avec un cookie envoyé par l'application "RememberUser=daf" qui peut facilement etre spoofé</text:p>
      <text:p text:style-name="P1"/>
      <text:p text:style-name="P1"><text:s text:c="8"/>- Emprunt d'identité (User Impersonation Functionality)</text:p>
      <text:p text:style-name="P1"><text:s text:c="8"/>. connaissance d'une URL "caché" non protégée qui permet l'emprunt d'identité : /admin/ImpersonateUser.jsp</text:p>
      <text:p text:style-name="P1"><text:soft-page-break/><text:s text:c="8"/>. implémenté avec un cookie : Ex. "ImpersoanteUser=30" peut etre facilement spoofé</text:p>
      <text:p text:style-name="P1"><text:s text:c="8"/>. ça peut etre implémenté avec un mot de passe "passe partout" (qui fonctionne avec n'improte quel username, qui si il est faible peut etre cracké par brute force</text:p>
      <text:p text:style-name="P1"/>
      <text:h text:style-name="Heading_20_1" text:outline-level="1"><text:s text:c="8"/>* defaut d'implémentation de l'authentification</text:h>
      <text:p text:style-name="P1"/>
      <text:p text:style-name="P1"><text:s text:c="8"/>- Fail-open login</text:p>
      <text:p text:style-name="P1"/>
      <text:p text:style-name="P1"><text:s text:c="8"/>une levée d'exception dans le programme fait que l'utilisateur est connecté.</text:p>
      <text:p text:style-name="P1"><text:s text:c="8"/>Exemple db.getUser() renvoi un "null pointer exception" car "username" vide dans le code suivant :</text:p>
      <text:p text:style-name="P1"/>
      <text:p text:style-name="P1"/>
      <text:p text:style-name="P1"><text:s text:c="8"/>public Response checkLogin(Session session) {</text:p>
      <text:p text:style-name="P1"><text:s text:c="8"/>try {</text:p>
      <text:p text:style-name="P1"><text:s text:c="8"/>String uname = session.getParameter(“username”);</text:p>
      <text:p text:style-name="P1"><text:s text:c="8"/>String passwd = session.getParameter(“password”);</text:p>
      <text:p text:style-name="P1"><text:s text:c="8"/>User user = db.getUser(uname, passwd);</text:p>
      <text:p text:style-name="P1"><text:s text:c="8"/>if (user == null) {</text:p>
      <text:p text:style-name="P1"><text:s text:c="8"/>// invalid credentials</text:p>
      <text:p text:style-name="P1"><text:s text:c="8"/>session.setMessage(“Login failed. “);</text:p>
      <text:p text:style-name="P1"><text:s text:c="8"/>return doLogin(session);</text:p>
      <text:p text:style-name="P1"><text:s text:c="8"/>}</text:p>
      <text:p text:style-name="P1"><text:s text:c="8"/>}</text:p>
      <text:p text:style-name="P1"><text:s text:c="8"/>catch (Exception e) {}</text:p>
      <text:p text:style-name="P1"><text:s text:c="8"/>// valid user</text:p>
      <text:p text:style-name="P1"><text:s text:c="8"/>session.setMessage(“Login successful. “);</text:p>
      <text:p text:style-name="P1"><text:s text:c="8"/>return doMainMenu(session);</text:p>
      <text:p text:style-name="P1"><text:s text:c="8"/>}</text:p>
      <text:p text:style-name="P1"/>
      <text:p text:style-name="P1"><text:s text:c="8"/>- Insecure Storage of Credentials :</text:p>
      <text:p text:style-name="P1"><text:s text:c="8"/>ComputerPhile : How not to store passwords <text:s/>http://www.youtube.com/watch?v=8ZtInClXe1Q&amp;list=TLvBsEjpu92FHoz0aVrg1g70I5PYWNqNyo</text:p>
      <text:p text:style-name="P1"/>
      <text:p text:style-name="P1"><text:s text:c="8"/>* Securing Authentication (page 191)</text:p>
      <text:p text:style-name="P1"/>
      <text:p text:style-name="P1"><text:s text:c="8"/>/////////////////</text:p>
      <text:p text:style-name="P1"/>
      <text:p text:style-name="P1"><text:s text:c="8"/>Code review en PHP sur l'authentification et la gestion de la session</text:p>
      <text:p text:style-name="P1"/>
      <text:p text:style-name="P1"><text:s text:c="8"/>////////////////</text:p>
      <text:p text:style-name="P1"/>
      <text:p text:style-name="P1"><text:s text:c="8"/>TP, etc ...</text:p>
      <text:p text:style-name="P1"><text:s text:c="8"/>============</text:p>
      <text:p text:style-name="P1"/>
      <text:p text:style-name="P1"><text:s text:c="8"/>WEBGoat :</text:p>
      <text:p text:style-name="P1"><text:s text:c="8"/>- authentication flaws</text:p>
      <text:p text:style-name="P1">- Session flaws</text:p>
      <text:p text:style-name="P1"/>
      <text:p text:style-name="P1"/>
      <text:p text:style-name="P1"/>
      <text:p text:style-name="P1"><text:soft-page-break/></text:p>
      <text:p text:style-name="P7">Hydra pour bruteforce DVWA</text:p>
      <text:p text:style-name="P1"/>
      <text:p text:style-name="P1"/>
      <text:p text:style-name="P1"/>
      <text:p text:style-name="P1"><text:s text:c="8"/>Mutillidae: Using Hydra to Brute Force Web</text:p>
      <text:p text:style-name="P1"><text:s text:c="8"/>Forms Based Authentication</text:p>
      <text:p text:style-name="P1"><text:s text:c="8"/>http://www.youtube.com/wat</text:p>
      <text:p text:style-name="P1"><text:s text:c="8"/>ch?v=SsUUyizhS60</text:p>
      <text:p text:style-name="P1"/>
      <text:p text:style-name="P1">–----------------------------</text:p>
      <text:p text:style-name="P1"><text:s text:c="8"/>Mutillidae: Bypass Authentication using SQL</text:p>
      <text:p text:style-name="P1"><text:s text:c="8"/>Injection</text:p>
      <text:p text:style-name="P1"><text:s text:c="4"/></text:p>
      <text:p text:style-name="P4">' provoque une erreur</text:p>
      <text:p text:style-name="P4">on injecte :</text:p>
      <text:p text:style-name="P5">' or 1=1 -- </text:p>
      <text:p text:style-name="P5"/>
      <text:p text:style-name="P5">on est admin car c'est le premier user de la BDD</text:p>
      <text:p text:style-name="P5"/>
      <text:p text:style-name="P5">Si on veux se connecter en user (« jeremy » par exemple)</text:p>
      <text:p text:style-name="P5">champs user = jeremy</text:p>
      <text:p text:style-name="P5">champs pass <text:span text:style-name="T1">(modifier type et maxlength avec firebug)</text:span> = ' or (1=1 and username='jeremy') -- </text:p>
      <text:p text:style-name="P4"/>
      <text:p text:style-name="P4">Exercice : Pareil avec niveau de sécurité 1 (validation JS) utiliser Burp.</text:p>
      <text:p text:style-name="P2"/>
      <text:p text:style-name="P3">–----------------------------</text:p>
      <text:p text:style-name="P1"/>
      <text:p text:style-name="P1"><text:s text:c="8"/>Mutillidae: Bypass Authentication via</text:p>
      <text:p text:style-name="P1"><text:s text:c="8"/>Authentication Token Manipulation</text:p>
      <text:p text:style-name="P1"><text:s text:c="8"/>http://www.youtube.com/wat</text:p>
      <text:p text:style-name="P1"><text:s text:c="8"/>ch?v=mEbmturLljU</text:p>
      <text:p text:style-name="P1"/>
      <text:p text:style-name="P1"><text:s text:c="8"/>Mutillidae: Brute Force Authentication using</text:p>
      <text:p text:style-name="P1"><text:s text:c="8"/>Burp-Intruder</text:p>
      <text:p text:style-name="P1"><text:s text:c="8"/>http://www.youtube.com/wat</text:p>
      <text:p text:style-name="P1"><text:s text:c="8"/>ch?v=frtkNB5G3vI</text:p>
      <text:p text:style-name="P1"/>
      <text:p text:style-name="P1"><text:s text:c="8"/>Mutillidae: Analyze Session Token</text:p>
      <text:p text:style-name="P1"><text:s text:c="8"/>Randomness using Burp-Suite Sequencer</text:p>
      <text:p text:style-name="P1"><text:s text:c="8"/>http://www.youtube.com/wat</text:p>
      <text:p text:style-name="P1"><text:s text:c="8"/>ch?v=kNSAhKiXc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20:17.343094286</meta:creation-date>
    <dc:date>2014-03-04T00:29:26.458629631</dc:date>
    <dc:creator>kondor </dc:creator>
    <meta:editing-duration>PT16M36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3" meta:paragraph-count="94" meta:word-count="538" meta:character-count="4437" meta:non-whitespace-character-count="3336"/>
  </office:meta>
</office:document-meta>
</file>